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1.25pt solid #000000" fo:border-left="1.25pt solid #000000" fo:border-right="2.49pt solid #000000" fo:border-top="1.25pt solid #000000"/>
    </style:style>
    <style:style style:name="ce2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1.25pt solid #000000" style:text-align-source="fix" style:repeat-content="false" fo:border-left="2.49pt solid #000000" fo:border-right="none" fo:border-top="1.25pt solid #000000"/>
      <style:paragraph-properties fo:text-align="center" fo:margin-left="0pt"/>
    </style:style>
    <style:style style:name="ce6" style:family="table-cell" style:parent-style-name="Default" style:data-style-name="N11">
      <style:table-cell-properties fo:background-color="#ff3333" fo:border="0.06pt solid #666666"/>
    </style:style>
    <style:style style:name="ce7" style:family="table-cell" style:parent-style-name="Default" style:data-style-name="N11">
      <style:table-cell-properties fo:background-color="#ffcc00" fo:border="0.06pt solid #666666"/>
    </style:style>
    <style:style style:name="ce8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pt"/>
    </style:style>
    <style:style style:name="ce9" style:family="table-cell" style:parent-style-name="Default" style:data-style-name="N11">
      <style:table-cell-properties fo:background-color="#669933" fo:border="0.06pt solid #666666"/>
    </style:style>
    <style:style style:name="ce10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1" table:default-cell-style-name="Default"/>
        <table:table-column table:style-name="co1" table:default-cell-style-name="ce6"/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0.1 m</text:p>
          </table:table-cell>
          <table:table-cell table:style-name="ce8" office:value-type="string" calcext:value-type="string">
            <text:p>0.2 m</text:p>
          </table:table-cell>
          <table:table-cell table:style-name="ce8" office:value-type="string" calcext:value-type="string">
            <text:p>0.3 m</text:p>
          </table:table-cell>
          <table:table-cell table:style-name="ce8" office:value-type="string" calcext:value-type="string">
            <text:p>0.4 m</text:p>
          </table:table-cell>
          <table:table-cell table:style-name="ce10" office:value-type="string" calcext:value-type="string">
            <text:p>0.5 m</text:p>
          </table:table-cell>
          <table:table-cell/>
          <table:table-cell table:style-name="Default" office:value-type="string" calcext:value-type="string">
            <text:p>Angle</text:p>
          </table:table-cell>
        </table:table-row>
        <table:table-row table:style-name="ro2">
          <table:table-cell/>
          <table:table-cell table:style-name="ce2" office:value-type="string" calcext:value-type="string">
            <text:p>5°</text:p>
          </table:table-cell>
          <table:table-cell table:style-name="ce6" office:value-type="percentage" office:value="0.1054" calcext:value-type="percentage">
            <text:p>10.54%</text:p>
          </table:table-cell>
          <table:table-cell table:style-name="ce7" office:value-type="percentage" office:value="0.3165" calcext:value-type="percentage">
            <text:p>31.65%</text:p>
          </table:table-cell>
          <table:table-cell office:value-type="percentage" office:value="0.3833" calcext:value-type="percentage">
            <text:p>38.33%</text:p>
          </table:table-cell>
          <table:table-cell table:style-name="ce6" office:value-type="percentage" office:value="0.3988" calcext:value-type="percentage">
            <text:p>39.88%</text:p>
          </table:table-cell>
          <table:table-cell table:style-name="ce6" office:value-type="percentage" office:value="0.4028" calcext:value-type="percentage">
            <text:p>40.28%</text:p>
          </table:table-cell>
          <table:table-cell/>
          <table:table-cell office:value-type="percentage" office:value="0.4106" calcext:value-type="percentage">
            <text:p>41.06%</text:p>
          </table:table-cell>
        </table:table-row>
        <table:table-row table:style-name="ro2">
          <table:table-cell/>
          <table:table-cell office:value-type="string" calcext:value-type="string">
            <text:p>10°</text:p>
          </table:table-cell>
          <table:table-cell office:value-type="percentage" office:value="0.1339" calcext:value-type="percentage">
            <text:p>13.39%</text:p>
          </table:table-cell>
          <table:table-cell office:value-type="percentage" office:value="0.4129" calcext:value-type="percentage">
            <text:p>41.29%</text:p>
          </table:table-cell>
          <table:table-cell table:style-name="ce9" office:value-type="percentage" office:value="0.5112" calcext:value-type="percentage">
            <text:p>51.12%</text:p>
          </table:table-cell>
          <table:table-cell office:value-type="percentage" office:value="0.541" calcext:value-type="percentage">
            <text:p>54.10%</text:p>
          </table:table-cell>
          <table:table-cell office:value-type="percentage" office:value="0.5508" calcext:value-type="percentage">
            <text:p>55.08%</text:p>
          </table:table-cell>
          <table:table-cell/>
          <table:table-cell office:value-type="percentage" office:value="0.5699" calcext:value-type="percentage">
            <text:p>56.99%</text:p>
          </table:table-cell>
        </table:table-row>
        <table:table-row table:style-name="ro2">
          <table:table-cell/>
          <table:table-cell office:value-type="string" calcext:value-type="string">
            <text:p>15°</text:p>
          </table:table-cell>
          <table:table-cell office:value-type="percentage" office:value="0.1442" calcext:value-type="percentage">
            <text:p>14.42%</text:p>
          </table:table-cell>
          <table:table-cell office:value-type="percentage" office:value="0.4545" calcext:value-type="percentage">
            <text:p>45.45%</text:p>
          </table:table-cell>
          <table:table-cell table:style-name="ce6" office:value-type="percentage" office:value="0.5727" calcext:value-type="percentage">
            <text:p>57.27%</text:p>
          </table:table-cell>
          <table:table-cell office:value-type="percentage" office:value="0.6135" calcext:value-type="percentage">
            <text:p>61.35%</text:p>
          </table:table-cell>
          <table:table-cell office:value-type="percentage" office:value="0.6295" calcext:value-type="percentage">
            <text:p>62.95%</text:p>
          </table:table-cell>
          <table:table-cell/>
          <table:table-cell office:value-type="percentage" office:value="0.6608" calcext:value-type="percentage">
            <text:p>66.08%</text:p>
          </table:table-cell>
        </table:table-row>
        <table:table-row table:style-name="ro2">
          <table:table-cell/>
          <table:table-cell office:value-type="string" calcext:value-type="string">
            <text:p>20°</text:p>
          </table:table-cell>
          <table:table-cell office:value-type="percentage" office:value="0.1449" calcext:value-type="percentage">
            <text:p>14.49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6104" calcext:value-type="percentage">
            <text:p>61.04%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6802" calcext:value-type="percentage">
            <text:p>68.02%</text:p>
          </table:table-cell>
          <table:table-cell/>
          <table:table-cell office:value-type="percentage" office:value="0.7236" calcext:value-type="percentage">
            <text:p>72.36%</text:p>
          </table:table-cell>
        </table:table-row>
        <table:table-row table:style-name="ro2">
          <table:table-cell/>
          <table:table-cell office:value-type="string" calcext:value-type="string">
            <text:p>25°</text:p>
          </table:table-cell>
          <table:table-cell office:value-type="percentage" office:value="0.1519" calcext:value-type="percentage">
            <text:p>15.19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.6335" calcext:value-type="percentage">
            <text:p>63.35%</text:p>
          </table:table-cell>
          <table:table-cell office:value-type="percentage" office:value="0.6886" calcext:value-type="percentage">
            <text:p>68.86%</text:p>
          </table:table-cell>
          <table:table-cell office:value-type="percentage" office:value="0.7142" calcext:value-type="percentage">
            <text:p>71.42%</text:p>
          </table:table-cell>
          <table:table-cell/>
          <table:table-cell table:style-name="ce7" office:value-type="percentage" office:value="0.7706" calcext:value-type="percentage">
            <text:p>77.06%</text:p>
          </table:table-cell>
        </table:table-row>
        <table:table-row table:style-name="ro2">
          <table:table-cell/>
          <table:table-cell office:value-type="string" calcext:value-type="string">
            <text:p>30°</text:p>
          </table:table-cell>
          <table:table-cell office:value-type="percentage" office:value="0.1533" calcext:value-type="percentage">
            <text:p>15.33%</text:p>
          </table:table-cell>
          <table:table-cell office:value-type="percentage" office:value="0.4975" calcext:value-type="percentage">
            <text:p>49.75%</text:p>
          </table:table-cell>
          <table:table-cell office:value-type="percentage" office:value="0.649" calcext:value-type="percentage">
            <text:p>64.90%</text:p>
          </table:table-cell>
          <table:table-cell office:value-type="percentage" office:value="0.7093" calcext:value-type="percentage">
            <text:p>70.93%</text:p>
          </table:table-cell>
          <table:table-cell office:value-type="percentage" office:value="0.7391" calcext:value-type="percentage">
            <text:p>73.91%</text:p>
          </table:table-cell>
          <table:table-cell/>
          <table:table-cell table:style-name="ce9" office:value-type="percentage" office:value="0.8087" calcext:value-type="percentage">
            <text:p>80.87%</text:p>
          </table:table-cell>
        </table:table-row>
        <table:table-row table:style-name="ro2">
          <table:table-cell/>
          <table:table-cell office:value-type="string" calcext:value-type="string">
            <text:p>35°</text:p>
          </table:table-cell>
          <table:table-cell office:value-type="percentage" office:value="0.1543" calcext:value-type="percentage">
            <text:p>15.43%</text:p>
          </table:table-cell>
          <table:table-cell office:value-type="percentage" office:value="0.5023" calcext:value-type="percentage">
            <text:p>50.23%</text:p>
          </table:table-cell>
          <table:table-cell office:value-type="percentage" office:value="0.6594" calcext:value-type="percentage">
            <text:p>65.94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77" calcext:value-type="percentage">
            <text:p>75.77%</text:p>
          </table:table-cell>
          <table:table-cell/>
          <table:table-cell table:style-name="ce9" office:value-type="percentage" office:value="0.8413" calcext:value-type="percentage">
            <text:p>84.13%</text:p>
          </table:table-cell>
        </table:table-row>
        <table:table-row table:style-name="ro2">
          <table:table-cell/>
          <table:table-cell office:value-type="string" calcext:value-type="string">
            <text:p>40°</text:p>
          </table:table-cell>
          <table:table-cell office:value-type="percentage" office:value="0.1548" calcext:value-type="percentage">
            <text:p>15.48%</text:p>
          </table:table-cell>
          <table:table-cell office:value-type="percentage" office:value="0.5053" calcext:value-type="percentage">
            <text:p>50.53%</text:p>
          </table:table-cell>
          <table:table-cell office:value-type="percentage" office:value="0.6666" calcext:value-type="percentage">
            <text:p>66.66%</text:p>
          </table:table-cell>
          <table:table-cell office:value-type="percentage" office:value="0.7349" calcext:value-type="percentage">
            <text:p>73.49%</text:p>
          </table:table-cell>
          <table:table-cell office:value-type="percentage" office:value="0.7716" calcext:value-type="percentage">
            <text:p>77.16%</text:p>
          </table:table-cell>
          <table:table-cell/>
          <table:table-cell office:value-type="percentage" office:value="0.8676" calcext:value-type="percentage">
            <text:p>86.76%</text:p>
          </table:table-cell>
        </table:table-row>
        <table:table-row table:style-name="ro2">
          <table:table-cell/>
          <table:table-cell office:value-type="string" calcext:value-type="string">
            <text:p>45°</text:p>
          </table:table-cell>
          <table:table-cell office:value-type="percentage" office:value="0.1552" calcext:value-type="percentage">
            <text:p>15.52%</text:p>
          </table:table-cell>
          <table:table-cell office:value-type="percentage" office:value="0.5073" calcext:value-type="percentage">
            <text:p>50.73%</text:p>
          </table:table-cell>
          <table:table-cell office:value-type="percentage" office:value="0.6714" calcext:value-type="percentage">
            <text:p>67.14%</text:p>
          </table:table-cell>
          <table:table-cell office:value-type="percentage" office:value="0.7424" calcext:value-type="percentage">
            <text:p>74.24%</text:p>
          </table:table-cell>
          <table:table-cell office:value-type="percentage" office:value="0.7818" calcext:value-type="percentage">
            <text:p>78.18%</text:p>
          </table:table-cell>
          <table:table-cell/>
          <table:table-cell office:value-type="percentage" office:value="0.8888" calcext:value-type="percentage">
            <text:p>88.88%</text:p>
          </table:table-cell>
        </table:table-row>
        <table:table-row table:style-name="ro2">
          <table:table-cell/>
          <table:table-cell table:style-name="ce4" office:value-type="string" calcext:value-type="string">
            <text:p>50°</text:p>
          </table:table-cell>
          <table:table-cell office:value-type="percentage" office:value="0.1554" calcext:value-type="percentage">
            <text:p>15.54%</text:p>
          </table:table-cell>
          <table:table-cell office:value-type="percentage" office:value="0.5087" calcext:value-type="percentage">
            <text:p>50.87%</text:p>
          </table:table-cell>
          <table:table-cell office:value-type="percentage" office:value="0.6746" calcext:value-type="percentage">
            <text:p>67.46%</text:p>
          </table:table-cell>
          <table:table-cell office:value-type="percentage" office:value="0.7476" calcext:value-type="percentage">
            <text:p>74.76%</text:p>
          </table:table-cell>
          <table:table-cell office:value-type="percentage" office:value="0.7849" calcext:value-type="percentage">
            <text:p>78.49%</text:p>
          </table:table-cell>
          <table:table-cell/>
          <table:table-cell office:value-type="percentage" office:value="0.7236" calcext:value-type="percentage">
            <text:p>72.36%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istance</text:p>
          </table:table-cell>
          <table:table-cell office:value-type="percentage" office:value="0.1564" calcext:value-type="percentage">
            <text:p>15.64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686" calcext:value-type="percentage">
            <text:p>68.60%</text:p>
          </table:table-cell>
          <table:table-cell office:value-type="percentage" office:value="0.7661" calcext:value-type="percentage">
            <text:p>76.61%</text:p>
          </table:table-cell>
          <table:table-cell table:style-name="ce6" office:value-type="percentage" office:value="0.8158" calcext:value-type="percentage">
            <text:p>81.58%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17:26:17.12501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0:49:52.124028341</meta:creation-date>
    <dc:date>2019-07-18T17:32:22.624037077</dc:date>
    <meta:editing-duration>PT18M32S</meta:editing-duration>
    <meta:editing-cycles>3</meta:editing-cycles>
    <meta:generator>LibreOffice/5.1.6.2$Linux_X86_64 LibreOffice_project/10m0$Build-2</meta:generator>
    <meta:document-statistic meta:table-count="1" meta:cell-count="82" meta:object-count="0"/>
  </office:meta>
</office:document-meta>
</file>